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28T09:43:25.93">
            <text:p>0728 <text:s/>943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28T09:43:25.93">
            <text:p>0728 <text:s/>943</text:p>
          </table:table-cell>
          <table:table-cell table:style-name="ce8" table:formula="of:=NOW()" office:value-type="date" office:date-value="2022-07-28T09:43:25.93">
            <text:p>0728 <text:s/>94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28T09:43:25.93">
            <text:p>0728 <text:s/>94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28T09:43:25.93">
            <text:p>0728 <text:s/>943</text:p>
          </table:table-cell>
          <table:table-cell table:style-name="ce8" table:formula="of:=NOW()" office:value-type="date" office:date-value="2022-07-28T09:43:25.93">
            <text:p>0728 <text:s/>943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7-25T10:10:38.85">
            <text:p>072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る頃、鳴き始め。（２）フェンスの外にい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7/24) / 대서 (7/23), 제 둘 날. / 초후 (7/23), 제 둘 날. / 칠십이후 : 중국, '腐草為蛍' (썩은 풀이 뜸들어서, 반딧풀이 된다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dwudziestego piątego lipca. / księwiek : 25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ر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двадцать че'тве&lt;jo&gt;р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 office:value-type="date" office:date-value="2022-07-28T09:34:03.61">
            <text:p>072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たところ。まだ、声はしない。[平坦場（へいたんば）]を越えて、坂が始まるあたりまで来る。ミケの鳴き声が始ま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27) / 대서 (7/23), 제 다섯 날. / 초후 (7/23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siódmego (27) lipca. / księwiek : 2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س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седьм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7-28T09:43:26.3">
            <text:p>2022/7/28 9:43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8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8">2022/07/28</text:date>, <text:time>09:43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28T09:43:25.45</dc:date>
    <dc:creator>iwabuchi ken</dc:creator>
    <meta:editing-duration>P19DT43M39S</meta:editing-duration>
    <meta:editing-cycles>2614</meta:editing-cycles>
    <meta:generator>OpenOffice/4.1.3$Win32 OpenOffice.org_project/413m1$Build-9783</meta:generator>
    <meta:document-statistic meta:table-count="2" meta:cell-count="923" meta:object-count="0"/>
  </office:meta>
</office:document-meta>
</file>